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791cm" svg:height="8.091cm" svg:x="0.4cm" svg:y="1.2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5T17:28:38.908330032</dc:date>
    <meta:editing-duration>PT2M54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92cm" svg:height="8.092cm" xlink:href="." xlink:type="simple" chart:class="chart:scatter" chart:style-name="ch1">
        <chart:plot-area chart:style-name="ch2" chart:data-source-has-labels="both" svg:x="0.295cm" svg:y="0.161cm" svg:width="14.202cm" svg:height="7.77cm">
          <chartooo:coordinate-region svg:x="0.837cm" svg:y="0.36cm" svg:width="13.566cm" svg:height="7.372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99736849029658">
                <text:p>2.997368490296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98947857774851">
                <text:p>2.98947857774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.95798811121151">
                <text:p>2.957988111211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2.93444280220142">
                <text:p>2.93444280220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2.8719584925962">
                <text:p>2.87195849259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2.83312911071244">
                <text:p>2.83312911071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2.7406363729278">
                <text:p>2.74063637292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2.68713528071824">
                <text:p>2.687135280718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2.56609278048152">
                <text:p>2.56609278048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2.4987637221303">
                <text:p>2.49876372213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2.35108037197752">
                <text:p>2.351080371977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2.27098516695527">
                <text:p>2.270985166955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2.0989900215401">
                <text:p>2.09899002154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2.00739181907658">
                <text:p>2.007391819076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81379734458712">
                <text:p>1.813797344587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7121407030533">
                <text:p>1.71214070305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38988810535959">
                <text:p>1.389888105359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16254675935631">
                <text:p>1.162546759356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04571614196545">
                <text:p>1.045716141965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806759461845797">
                <text:p>0.8067594618457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685052610331967">
                <text:p>0.6850526103319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438249085687234">
                <text:p>0.4382490856872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31358538980296">
                <text:p>0.313585389802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188371558587941">
                <text:p>0.1883715585879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0628272596500713">
                <text:p>0.06282725965007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0628272596500693">
                <text:p>-0.06282725965006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188371558587939">
                <text:p>-0.1883715585879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313585389802959">
                <text:p>-0.3135853898029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438249085687234">
                <text:p>-0.4382490856872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562143943757173">
                <text:p>-0.5621439437571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685052610331967">
                <text:p>-0.6850526103319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806759461845797">
                <text:p>-0.8067594618457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927050983124842">
                <text:p>-0.9270509831248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04571614196545">
                <text:p>-1.045716141965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16254675935631">
                <text:p>-1.162546759356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38988810535958">
                <text:p>-1.389888105359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71214070305329">
                <text:p>-1.712140703053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81379734458712">
                <text:p>-1.813797344587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2.00739181907657">
                <text:p>-2.007391819076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2.0989900215401">
                <text:p>-2.09899002154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2.27098516695527">
                <text:p>-2.270985166955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2.35108037197752">
                <text:p>-2.351080371977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2.4987637221303">
                <text:p>-2.49876372213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2.56609278048152">
                <text:p>-2.566092780481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2.68713528071824">
                <text:p>-2.687135280718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2.7406363729278">
                <text:p>-2.74063637292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2.83312911071244">
                <text:p>-2.833129110712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2.8719584925962">
                <text:p>-2.87195849259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2.93444280220142">
                <text:p>-2.934442802201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2.95798811121151">
                <text:p>-2.957988111211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2.98947857774851">
                <text:p>-2.989478577748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2.99736849029658">
                <text:p>-2.997368490296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2.99736849029658">
                <text:p>-2.997368490296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2.98947857774851">
                <text:p>-2.989478577748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2.95798811121151">
                <text:p>-2.957988111211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2.93444280220142">
                <text:p>-2.934442802201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2.8719584925962">
                <text:p>-2.87195849259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2.83312911071244">
                <text:p>-2.833129110712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2.7406363729278">
                <text:p>-2.74063637292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2.68713528071824">
                <text:p>-2.687135280718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2.56609278048152">
                <text:p>-2.566092780481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2.4987637221303">
                <text:p>-2.49876372213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2.35108037197752">
                <text:p>-2.351080371977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2.27098516695527">
                <text:p>-2.270985166955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2.18690588226424">
                <text:p>-2.1869058822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2.0989900215401">
                <text:p>-2.09899002154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2.00739181907658">
                <text:p>-2.007391819076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81379734458713">
                <text:p>-1.813797344587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.7121407030533">
                <text:p>-1.71214070305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1.38988810535959">
                <text:p>-1.389888105359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1.16254675935631">
                <text:p>-1.162546759356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1.04571614196545">
                <text:p>-1.045716141965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806759461845798">
                <text:p>-0.8067594618457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685052610331968">
                <text:p>-0.6850526103319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438249085687235">
                <text:p>-0.4382490856872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31358538980296">
                <text:p>-0.313585389802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188371558587942">
                <text:p>-0.1883715585879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0628272596500704">
                <text:p>-0.06282725965007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0628272596500689">
                <text:p>0.06282725965006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188371558587938">
                <text:p>0.1883715585879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313585389802959">
                <text:p>0.3135853898029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438249085687233">
                <text:p>0.4382490856872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56214394375717">
                <text:p>0.562143943757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685052610331964">
                <text:p>0.6850526103319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806759461845794">
                <text:p>0.8067594618457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927050983124839">
                <text:p>0.9270509831248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04571614196544">
                <text:p>1.045716141965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16254675935631">
                <text:p>1.162546759356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1.38988810535958">
                <text:p>1.389888105359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71214070305329">
                <text:p>1.712140703053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81379734458712">
                <text:p>1.813797344587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2.00739181907657">
                <text:p>2.007391819076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2.0989900215401">
                <text:p>2.09899002154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2.27098516695527">
                <text:p>2.270985166955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2.35108037197752">
                <text:p>2.351080371977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2.4987637221303">
                <text:p>2.49876372213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2.56609278048152">
                <text:p>2.566092780481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2.68713528071824">
                <text:p>2.687135280718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2.7406363729278">
                <text:p>2.74063637292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2.83312911071244">
                <text:p>2.833129110712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2.8719584925962">
                <text:p>2.87195849259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2.93444280220142">
                <text:p>2.934442802201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2.95798811121151">
                <text:p>2.957988111211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2.98947857774851">
                <text:p>2.989478577748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2.99736849029658">
                <text:p>2.997368490296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